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package </text:span><text:span text:style-name="T2">infovk.placeholder;<text:line-break/><text:line-break/></text:span><text:span text:style-name="T1">import </text:span><text:span text:style-name="T2">java.awt.*;<text:line-break/></text:span><text:span text:style-name="T1">import </text:span><text:span text:style-name="T2">java.util.Random;<text:line-break/></text:span><text:span text:style-name="T1">import </text:span><text:span text:style-name="T2">java.util.concurrent.Future;<text:line-break/><text:line-break/></text:span><text:span text:style-name="T1">import static </text:span><text:span text:style-name="T2">infovk.placeholder.Utils.*;<text:line-break/></text:span><text:span text:style-name="T1">import static </text:span><text:span text:style-name="T2">infovk.placeholder.Wrappers.*;<text:line-break/></text:span><text:span text:style-name="T1">import static </text:span><text:span text:style-name="T2">java.awt.Color.*;<text:line-break/><text:line-break/></text:span><text:span text:style-name="T1">public class </text:span><text:span text:style-name="T2">MyFirstBehavior </text:span><text:span text:style-name="T1">extends </text:span><text:span text:style-name="T2">SimpleRobotBehavior {<text:line-break/><text:tab/></text:span><text:span text:style-name="T1">double </text:span><text:span text:style-name="T4">MIN_TARGET_DISTANCE </text:span><text:span text:style-name="T2">= </text:span><text:span text:style-name="T6">300.0</text:span><text:span text:style-name="T2">;<text:line-break/><text:tab/></text:span><text:span text:style-name="T1">double </text:span><text:span text:style-name="T4">DANGER_DISTANCE </text:span><text:span text:style-name="T2">= </text:span><text:span text:style-name="T6">100.0</text:span><text:span text:style-name="T2">;<text:line-break/><text:tab/></text:span><text:span text:style-name="T1">double </text:span><text:span text:style-name="T4">MAX_SHOOT_ANGLE </text:span><text:span text:style-name="T2">= </text:span><text:span text:style-name="T6">1.33</text:span><text:span text:style-name="T2">;<text:line-break/><text:tab/></text:span><text:span text:style-name="T1">double </text:span><text:span text:style-name="T4">wall_distance </text:span><text:span text:style-name="T2">= </text:span><text:span text:style-name="T6">40</text:span><text:span text:style-name="T2">;<text:line-break/><text:tab/></text:span><text:span text:style-name="T1">double </text:span><text:span text:style-name="T4">wall_distance_safe </text:span><text:span text:style-name="T2">= </text:span><text:span text:style-name="T6">80</text:span><text:span text:style-name="T2">;<text:line-break/><text:tab/></text:span><text:span text:style-name="T1">int </text:span><text:span text:style-name="T4">z </text:span><text:span text:style-name="T2">= </text:span><text:span text:style-name="T6">0</text:span><text:span text:style-name="T2">;<text:line-break/><text:tab/></text:span><text:span text:style-name="T1">boolean </text:span><text:span text:style-name="T4">safe </text:span><text:span text:style-name="T2">= </text:span><text:span text:style-name="T1">true</text:span><text:span text:style-name="T2">;<text:line-break/><text:line-break/><text:tab/></text:span><text:span text:style-name="T1">double </text:span><text:span text:style-name="T4">STEP </text:span><text:span text:style-name="T2">= </text:span><text:span text:style-name="T6">10</text:span><text:span text:style-name="T2">;<text:line-break/><text:line-break/><text:tab/></text:span><text:span text:style-name="T1">int </text:span><text:span text:style-name="T4">escapeTimeLeft </text:span><text:span text:style-name="T2">= </text:span><text:span text:style-name="T6">0</text:span><text:span text:style-name="T2">;<text:line-break/><text:line-break/><text:tab/></text:span><text:span text:style-name="T1">double </text:span><text:span text:style-name="T4">circleDir </text:span><text:span text:style-name="T2">= </text:span><text:span text:style-name="T6">1</text:span><text:span text:style-name="T2">;<text:line-break/><text:line-break/><text:tab/>ScannedRobotEvent </text:span><text:span text:style-name="T4">e </text:span><text:span text:style-name="T2">= </text:span><text:span text:style-name="T1">null</text:span><text:span text:style-name="T2">;<text:line-break/><text:line-break/><text:tab/></text:span><text:span text:style-name="T1">public </text:span><text:span text:style-name="T7">MyFirstBehavior</text:span><text:span text:style-name="T2">(SimpleRobot robot) {<text:line-break/><text:tab/><text:tab/></text:span><text:span text:style-name="T1">super</text:span><text:span text:style-name="T2">(robot);<text:line-break/><text:tab/>}<text:line-break/><text:line-break/><text:tab/></text:span><text:span text:style-name="T8">@Override<text:line-break/><text:tab/></text:span><text:span text:style-name="T1">public void </text:span><text:span text:style-name="T7">start</text:span><text:span text:style-name="T2">() {<text:line-break/><text:tab/><text:tab/>turnRadar(</text:span><text:span text:style-name="T6">720</text:span><text:span text:style-name="T2">);<text:line-break/><text:tab/>}<text:line-break/><text:line-break/><text:tab/></text:span><text:span text:style-name="T8">@Override<text:line-break/><text:tab/></text:span><text:span text:style-name="T1">void </text:span><text:span text:style-name="T7">execute</text:span><text:span text:style-name="T2">() {<text:line-break/><text:tab/><text:tab/>scan();<text:line-break/><text:tab/><text:tab/>drive();<text:line-break/><text:tab/><text:tab/></text:span><text:span text:style-name="T9">//shoot();<text:line-break/><text:tab/></text:span><text:span text:style-name="T2">}<text:line-break/><text:line-break/><text:line-break/><text:tab/></text:span><text:span text:style-name="T9">//#region utils<text:line-break/><text:tab/></text:span><text:span text:style-name="T1">double </text:span><text:span text:style-name="T7">getEnemyAngle</text:span><text:span text:style-name="T2">(</text:span><text:span text:style-name="T1">double </text:span><text:span text:style-name="T2">heading) {<text:line-break/><text:tab/><text:tab/></text:span><text:span text:style-name="T1">double </text:span><text:span text:style-name="T2">own = getHeading() - heading;<text:line-break/><text:tab/><text:tab/></text:span><text:span text:style-name="T1">double </text:span><text:span text:style-name="T2">enemy = </text:span><text:span text:style-name="T4">e</text:span><text:span text:style-name="T2">.getBearing();<text:line-break/><text:line-break/><text:tab/><text:tab/></text:span><text:span text:style-name="T1">return </text:span><text:span text:style-name="T3">normalRelativeAngle</text:span><text:span text:style-name="T2">((own + enemy)) * </text:span><text:span text:style-name="T6">1.1</text:span><text:span text:style-name="T2">;<text:line-break/><text:tab/>}<text:line-break/><text:line-break/><text:tab/></text:span><text:span text:style-name="T1">double </text:span><text:span text:style-name="T7">getFirePower</text:span><text:span text:style-name="T2">() {<text:line-break/></text:span><text:soft-page-break/><text:span text:style-name="T2"><text:tab/><text:tab/></text:span><text:span text:style-name="T1">double </text:span><text:span text:style-name="T2">dist = Math.</text:span><text:span text:style-name="T3">abs</text:span><text:span text:style-name="T2">(</text:span><text:span text:style-name="T4">e</text:span><text:span text:style-name="T2">.getDistance());<text:line-break/><text:line-break/><text:tab/><text:tab/></text:span><text:span text:style-name="T1">return </text:span><text:span text:style-name="T2">dist == </text:span><text:span text:style-name="T6">60 </text:span><text:span text:style-name="T2">? </text:span><text:span text:style-name="T6">3 </text:span><text:span text:style-name="T2">: </text:span><text:span text:style-name="T3">min</text:span><text:span text:style-name="T2">(</text:span><text:span text:style-name="T6">100 </text:span><text:span text:style-name="T2">/ ( dist - </text:span><text:span text:style-name="T6">60 </text:span><text:span text:style-name="T2">), </text:span><text:span text:style-name="T6">3</text:span><text:span text:style-name="T2">);<text:line-break/><text:tab/>}<text:line-break/><text:line-break/><text:tab/></text:span><text:span text:style-name="T1">double </text:span><text:span text:style-name="T7">getFuture</text:span><text:span text:style-name="T2">() {<text:line-break/><text:tab/><text:tab/>Point enemy = Point.</text:span><text:span text:style-name="T3">fromPolarCoordinates</text:span><text:span text:style-name="T2">(getEnemyAngle(getGunHeading()), </text:span><text:span text:style-name="T4">e</text:span><text:span text:style-name="T2">.getDistance());<text:line-break/><text:line-break/><text:tab/><text:tab/>paintDot(enemy, Color.</text:span><text:span text:style-name="T5">MAGENTA</text:span><text:span text:style-name="T2">);<text:line-break/><text:line-break/><text:tab/><text:tab/></text:span><text:span text:style-name="T1">return </text:span><text:span text:style-name="T6">0.0</text:span><text:span text:style-name="T2">;<text:line-break/><text:tab/>}<text:line-break/><text:tab/></text:span><text:span text:style-name="T9">//#endregion<text:line-break/><text:line-break/><text:tab/>//#region diving behaviors<text:line-break/><text:tab/></text:span><text:span text:style-name="T1">void </text:span><text:span text:style-name="T7">targetEnemy</text:span><text:span text:style-name="T2">() {<text:line-break/><text:tab/><text:tab/></text:span><text:span text:style-name="T1">double </text:span><text:span text:style-name="T2">targetAngle = getEnemyAngle(getHeading());<text:line-break/><text:tab/><text:tab/>turn(targetAngle);<text:line-break/><text:line-break/><text:tab/><text:tab/></text:span><text:span text:style-name="T1">double </text:span><text:span text:style-name="T2">power = </text:span><text:span text:style-name="T4">STEP</text:span><text:span text:style-name="T2">;<text:line-break/><text:line-break/><text:tab/><text:tab/>ahead(power);<text:line-break/><text:tab/>}<text:line-break/><text:line-break/><text:tab/></text:span><text:span text:style-name="T1">void </text:span><text:span text:style-name="T7">circleAround</text:span><text:span text:style-name="T2">() {<text:line-break/><text:line-break/><text:line-break/><text:tab/><text:tab/></text:span><text:span text:style-name="T1">if </text:span><text:span text:style-name="T2">((</text:span><text:span text:style-name="T4">e </text:span><text:span text:style-name="T2">!= </text:span><text:span text:style-name="T1">null</text:span><text:span text:style-name="T2">) &amp;&amp; </text:span><text:span text:style-name="T4">safe</text:span><text:span text:style-name="T2">) {<text:line-break/><text:tab/><text:tab/><text:tab/></text:span><text:span text:style-name="T1">double </text:span><text:span text:style-name="T2">to = </text:span><text:span text:style-name="T3">normalRelativeAngle</text:span><text:span text:style-name="T2">(</text:span><text:span text:style-name="T4">e</text:span><text:span text:style-name="T2">.getBearing() - </text:span><text:span text:style-name="T6">90</text:span><text:span text:style-name="T2">);<text:line-break/><text:tab/><text:tab/><text:tab/>turn(to);<text:line-break/><text:tab/><text:tab/>}<text:line-break/><text:line-break/><text:tab/>}<text:line-break/><text:line-break/><text:tab/></text:span><text:span text:style-name="T1">void </text:span><text:span text:style-name="T7">escape</text:span><text:span text:style-name="T2">() {<text:line-break/><text:tab/><text:tab/></text:span><text:span text:style-name="T1">double </text:span><text:span text:style-name="T2">enemyAngle = getEnemyAngle(getHeading());<text:line-break/><text:line-break/><text:tab/><text:tab/></text:span><text:span text:style-name="T1">if </text:span><text:span text:style-name="T2">( !((getY() &gt;= (getBattleFieldHeight() - </text:span><text:span text:style-name="T4">wall_distance</text:span><text:span text:style-name="T2">))<text:line-break/><text:tab/><text:tab/><text:tab/><text:tab/>|| !(getY() &lt;= </text:span><text:span text:style-name="T4">wall_distance</text:span><text:span text:style-name="T2">)<text:line-break/><text:tab/><text:tab/><text:tab/><text:tab/>|| !(getX() &lt;= </text:span><text:span text:style-name="T4">wall_distance</text:span><text:span text:style-name="T2">)<text:line-break/><text:tab/><text:tab/><text:tab/><text:tab/>|| !(getX() &gt;= (getBattleFieldWidth() - </text:span><text:span text:style-name="T4">wall_distance</text:span><text:span text:style-name="T2">))) )<text:line-break/><text:tab/><text:tab/><text:tab/>turn(-enemyAngle);<text:line-break/><text:tab/><text:tab/><text:tab/>ahead(</text:span><text:span text:style-name="T6">10</text:span><text:span text:style-name="T2">);<text:line-break/><text:tab/>}<text:line-break/><text:tab/></text:span><text:span text:style-name="T9">//#endregion<text:line-break/><text:line-break/><text:tab/></text:span><text:span text:style-name="T1">void </text:span><text:span text:style-name="T7">scan</text:span><text:span text:style-name="T2">() {<text:line-break/><text:tab/><text:tab/></text:span><text:span text:style-name="T1">if </text:span><text:span text:style-name="T2">(!hasScannedRobot()) </text:span><text:span text:style-name="T1">return</text:span><text:span text:style-name="T2">;<text:line-break/><text:line-break/><text:tab/><text:tab/></text:span><text:span text:style-name="T4">e </text:span><text:span text:style-name="T2">= getScannedRobotEvent();<text:line-break/><text:line-break/><text:tab/><text:tab/></text:span><text:span text:style-name="T1">double </text:span><text:span text:style-name="T2">lastEnemyAngle = getEnemyAngle(getRadarHeading());<text:line-break/></text:span><text:soft-page-break/><text:span text:style-name="T2"><text:line-break/><text:tab/><text:tab/>turnRadar(lastEnemyAngle);<text:line-break/><text:tab/>}<text:line-break/><text:line-break/><text:tab/></text:span><text:span text:style-name="T1">void </text:span><text:span text:style-name="T7">drive</text:span><text:span text:style-name="T2">() {<text:line-break/><text:tab/><text:tab/></text:span><text:span text:style-name="T1">if </text:span><text:span text:style-name="T2">(!hasScannedRobot()) </text:span><text:span text:style-name="T1">return</text:span><text:span text:style-name="T2">;<text:line-break/><text:line-break/><text:tab/><text:tab/></text:span><text:span text:style-name="T1">double </text:span><text:span text:style-name="T2">dist = </text:span><text:span text:style-name="T4">e</text:span><text:span text:style-name="T2">.getDistance();<text:line-break/><text:line-break/><text:line-break/><text:line-break/><text:tab/><text:tab/></text:span><text:span text:style-name="T1">if </text:span><text:span text:style-name="T2">((</text:span><text:span text:style-name="T4">escapeTimeLeft </text:span><text:span text:style-name="T2">&gt; </text:span><text:span text:style-name="T6">0.0</text:span><text:span text:style-name="T2">) &amp;&amp; </text:span><text:span text:style-name="T4">safe</text:span><text:span text:style-name="T2">) {<text:line-break/><text:tab/><text:tab/><text:tab/>escape();<text:line-break/><text:tab/><text:tab/><text:tab/></text:span><text:span text:style-name="T4">escapeTimeLeft</text:span><text:span text:style-name="T2">--;<text:line-break/><text:line-break/><text:tab/><text:tab/>}</text:span><text:span text:style-name="T1">else if</text:span><text:span text:style-name="T2">((((getY() &gt;= (getBattleFieldHeight() - </text:span><text:span text:style-name="T4">wall_distance</text:span><text:span text:style-name="T2">))<text:line-break/><text:tab/><text:tab/><text:tab/><text:tab/>|| (getY() &lt;= </text:span><text:span text:style-name="T4">wall_distance</text:span><text:span text:style-name="T2">)<text:line-break/><text:tab/><text:tab/><text:tab/><text:tab/>|| (getX() &lt;= </text:span><text:span text:style-name="T4">wall_distance</text:span><text:span text:style-name="T2">)<text:line-break/><text:tab/><text:tab/><text:tab/><text:tab/>|| (getX() &gt;= (getBattleFieldWidth() - </text:span><text:span text:style-name="T4">wall_distance</text:span><text:span text:style-name="T2">)))) &amp;&amp; </text:span><text:span text:style-name="T4">safe</text:span><text:span text:style-name="T2">) {<text:line-break/><text:tab/><text:tab/><text:tab/>System.</text:span><text:span text:style-name="T5">out</text:span><text:span text:style-name="T2">.println(</text:span><text:span text:style-name="T10">"false"</text:span><text:span text:style-name="T2">);<text:line-break/><text:line-break/><text:tab/><text:tab/><text:tab/></text:span><text:span text:style-name="T4">safe </text:span><text:span text:style-name="T2">= </text:span><text:span text:style-name="T1">false</text:span><text:span text:style-name="T2">;<text:line-break/><text:tab/><text:tab/><text:tab/></text:span><text:span text:style-name="T4">DANGER_DISTANCE </text:span><text:span text:style-name="T2">= </text:span><text:span text:style-name="T6">0</text:span><text:span text:style-name="T2">;<text:line-break/><text:tab/><text:tab/><text:tab/>turnwhenhitwall();<text:line-break/><text:line-break/><text:tab/><text:tab/>}</text:span><text:span text:style-name="T1">else if </text:span><text:span text:style-name="T2">((getY() &lt;= (getBattleFieldHeight() - </text:span><text:span text:style-name="T4">wall_distance_safe</text:span><text:span text:style-name="T2">))<text:line-break/><text:tab/><text:tab/><text:tab/><text:tab/>&amp;&amp; (getY() &gt;= </text:span><text:span text:style-name="T4">wall_distance_safe</text:span><text:span text:style-name="T2">)<text:line-break/><text:tab/><text:tab/><text:tab/><text:tab/>&amp;&amp; (getX() &gt;= </text:span><text:span text:style-name="T4">wall_distance_safe</text:span><text:span text:style-name="T2">)<text:line-break/><text:tab/><text:tab/><text:tab/><text:tab/>&amp;&amp; (getX() &lt;= (getBattleFieldWidth() - </text:span><text:span text:style-name="T4">wall_distance_safe</text:span><text:span text:style-name="T2">)) &amp;&amp; !</text:span><text:span text:style-name="T4">safe</text:span><text:span text:style-name="T2">) {<text:line-break/><text:line-break/><text:tab/><text:tab/><text:tab/>System.</text:span><text:span text:style-name="T5">out</text:span><text:span text:style-name="T2">.println(</text:span><text:span text:style-name="T10">"true"</text:span><text:span text:style-name="T2">);<text:line-break/><text:tab/><text:tab/><text:tab/></text:span><text:span text:style-name="T4">safe </text:span><text:span text:style-name="T2">= </text:span><text:span text:style-name="T1">true</text:span><text:span text:style-name="T2">;<text:line-break/><text:tab/><text:tab/><text:tab/></text:span><text:span text:style-name="T4">DANGER_DISTANCE </text:span><text:span text:style-name="T2">= </text:span><text:span text:style-name="T6">100</text:span><text:span text:style-name="T2">;<text:line-break/><text:line-break/><text:tab/><text:tab/>}</text:span><text:span text:style-name="T1">else</text:span><text:span text:style-name="T2">{<text:line-break/><text:tab/><text:tab/><text:tab/></text:span><text:span text:style-name="T1">if </text:span><text:span text:style-name="T2">((dist &gt;= </text:span><text:span text:style-name="T4">MIN_TARGET_DISTANCE</text:span><text:span text:style-name="T2">) &amp;&amp; </text:span><text:span text:style-name="T4">safe</text:span><text:span text:style-name="T2">) targetEnemy();<text:line-break/><text:tab/><text:tab/><text:tab/></text:span><text:span text:style-name="T1">else if </text:span><text:span text:style-name="T2">((dist &lt;= </text:span><text:span text:style-name="T4">DANGER_DISTANCE</text:span><text:span text:style-name="T2">) &amp;&amp; </text:span><text:span text:style-name="T4">safe </text:span><text:span text:style-name="T2">) </text:span><text:span text:style-name="T4">escapeTimeLeft </text:span><text:span text:style-name="T2">= </text:span><text:span text:style-name="T3">randomInteger</text:span><text:span text:style-name="T2">(</text:span><text:span text:style-name="T6">5</text:span><text:span text:style-name="T2">, </text:span><text:span text:style-name="T6">15</text:span><text:span text:style-name="T2">);<text:line-break/><text:tab/><text:tab/><text:tab/></text:span><text:span text:style-name="T1">else </text:span><text:span text:style-name="T2">circleAround();<text:line-break/><text:tab/><text:tab/>}<text:line-break/><text:tab/>}<text:line-break/><text:line-break/><text:line-break/><text:tab/> <text:s text:c="3"/></text:span><text:span text:style-name="T1">void </text:span><text:span text:style-name="T7">shoot</text:span><text:span text:style-name="T2">() {<text:line-break/><text:tab/><text:tab/></text:span><text:span text:style-name="T1">if </text:span><text:span text:style-name="T2">(!hasScannedRobot()) </text:span><text:span text:style-name="T1">return</text:span><text:span text:style-name="T2">;<text:line-break/><text:line-break/><text:tab/><text:tab/></text:span><text:span text:style-name="T9">//get angle &amp; rotate to enemy's pos<text:line-break/><text:tab/><text:tab/></text:span><text:span text:style-name="T1">double </text:span><text:span text:style-name="T2">gunAngle = getEnemyAngle(getGunHeading());<text:line-break/><text:tab/><text:tab/>turnGun(gunAngle);<text:line-break/><text:line-break/><text:tab/><text:tab/></text:span><text:span text:style-name="T9">//calc shoot<text:line-break/><text:tab/><text:tab/></text:span><text:span text:style-name="T1">if </text:span><text:span text:style-name="T2">(getGunHeat() &gt; </text:span><text:span text:style-name="T6">0 </text:span><text:span text:style-name="T2">|| </text:span><text:span text:style-name="T4">e</text:span><text:span text:style-name="T2">.getDistance() &gt; </text:span><text:span text:style-name="T6">300</text:span><text:span text:style-name="T2">) </text:span><text:span text:style-name="T1">return</text:span><text:span text:style-name="T2">;<text:line-break/><text:line-break/></text:span><text:soft-page-break/><text:span text:style-name="T2"><text:tab/><text:tab/></text:span><text:span text:style-name="T1">if </text:span><text:span text:style-name="T2">(gunAngle &lt;= </text:span><text:span text:style-name="T4">MAX_SHOOT_ANGLE</text:span><text:span text:style-name="T2">) {<text:line-break/><text:tab/><text:tab/><text:tab/></text:span><text:span text:style-name="T1">double </text:span><text:span text:style-name="T2">power = getFirePower();<text:line-break/><text:tab/><text:tab/><text:tab/>fireBullet(power);<text:line-break/><text:tab/><text:tab/>}<text:line-break/><text:line-break/><text:tab/>}<text:line-break/><text:line-break/><text:tab/></text:span><text:span text:style-name="T1">void </text:span><text:span text:style-name="T7">turnwhenhitwall</text:span><text:span text:style-name="T2">(){<text:line-break/><text:line-break/><text:tab/><text:tab/><text:tab/></text:span><text:span text:style-name="T1">int </text:span><text:span text:style-name="T2">i;<text:line-break/> <text:s text:c="11"/>i = </text:span><text:span text:style-name="T3">randomInteger</text:span><text:span text:style-name="T2">(</text:span><text:span text:style-name="T6">1</text:span><text:span text:style-name="T2">, </text:span><text:span text:style-name="T6">2</text:span><text:span text:style-name="T2">);<text:line-break/><text:line-break/><text:tab/><text:tab/><text:tab/></text:span><text:span text:style-name="T1">if</text:span><text:span text:style-name="T2">(i == </text:span><text:span text:style-name="T6">1</text:span><text:span text:style-name="T2">) {<text:line-break/><text:line-break/><text:tab/><text:tab/><text:tab/><text:tab/>turn(</text:span><text:span text:style-name="T6">90</text:span><text:span text:style-name="T2">);<text:line-break/><text:tab/><text:tab/><text:tab/><text:tab/>ahead(-</text:span><text:span text:style-name="T6">50</text:span><text:span text:style-name="T2">);<text:line-break/><text:line-break/><text:tab/><text:tab/><text:tab/>} </text:span><text:span text:style-name="T1">else if </text:span><text:span text:style-name="T2">(i == </text:span><text:span text:style-name="T6">2</text:span><text:span text:style-name="T2">) {<text:line-break/><text:line-break/><text:tab/><text:tab/><text:tab/><text:tab/>turn(-</text:span><text:span text:style-name="T6">90</text:span><text:span text:style-name="T2">);<text:line-break/><text:tab/><text:tab/><text:tab/><text:tab/>ahead(-</text:span><text:span text:style-name="T6">50</text:span><text:span text:style-name="T2">);<text:line-break/><text:line-break/><text:tab/><text:tab/><text:tab/>}<text:line-break/><text:line-break/><text:tab/><text:tab/><text:tab/>System.</text:span><text:span text:style-name="T5">out</text:span><text:span text:style-name="T2">.println(</text:span><text:span text:style-name="T10">"hit "</text:span><text:span text:style-name="T2">+ </text:span><text:span text:style-name="T4">z </text:span><text:span text:style-name="T2">+ </text:span><text:span text:style-name="T10">" " </text:span><text:span text:style-name="T2">+ i + </text:span><text:span text:style-name="T10">" " </text:span><text:span text:style-name="T2">+ getX() + </text:span><text:span text:style-name="T10">"," </text:span><text:span text:style-name="T2">+ getY() + </text:span><text:span text:style-name="T10">" " </text:span><text:span text:style-name="T2">+ </text:span><text:span text:style-name="T4">safe</text:span><text:span text:style-name="T2">);<text:line-break/><text:tab/><text:tab/><text:tab/></text:span><text:span text:style-name="T4">z </text:span><text:span text:style-name="T2">= </text:span><text:span text:style-name="T4">z </text:span><text:span text:style-name="T2">+ </text:span><text:span text:style-name="T6">1</text:span><text:span text:style-name="T2">;<text:line-break/><text:line-break/><text:tab/>}<text:line-break/>}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5:03:31.982062935</meta:creation-date>
    <dc:date>2024-10-17T15:06:01.233531966</dc:date>
    <meta:editing-duration>PT2M30S</meta:editing-duration>
    <meta:editing-cycles>1</meta:editing-cycles>
    <meta:document-statistic meta:table-count="0" meta:image-count="0" meta:object-count="0" meta:page-count="4" meta:paragraph-count="1" meta:word-count="432" meta:character-count="3647" meta:non-whitespace-character-count="2898"/>
    <meta:generator>LibreOffice/24.2.6.2$Linux_X86_64 LibreOffice_project/420$Build-2</meta:generator>
  </office:meta>
</office:document-meta>
</file>